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dddddd" draw:textarea-vertical-align="middle" draw:auto-grow-height="false" fo:min-height="2.29cm" fo:min-width="2.041cm" loext:decorative="false"/>
    </style:style>
    <style:style style:name="gr2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1.423cm" fo:min-width="1.803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1.73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1.7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1.423cm" fo:min-width="0.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1.8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1.8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 loext:decorative="false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1cm" svg:height="2.54cm" svg:x="12.747cm" svg:y="12.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03cm" svg:height="1.673cm" svg:x="12.866cm" svg:y="12.864cm">
          <draw:text-box>
            <text:p>Space</text:p>
            <text:p>Enter</text:p>
          </draw:text-box>
        </draw:frame>
        <draw:g draw:style-name="gr3">
          <draw:custom-shape draw:style-name="gr1" draw:text-style-name="P1" draw:layer="layout" svg:width="2.541cm" svg:height="2.54cm" svg:x="15.287cm" svg:y="12.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231cm" svg:height="0.962cm" svg:x="15.406cm" svg:y="13.219cm">
            <draw:text-box>
              <text:p>Bcksp</text:p>
            </draw:text-box>
          </draw:frame>
        </draw:g>
        <draw:custom-shape draw:style-name="gr1" draw:text-style-name="P1" draw:layer="layout" svg:width="2.541cm" svg:height="2.54cm" svg:x="10.207cm" svg:y="12.4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32cm" svg:height="0.962cm" svg:x="10.326cm" svg:y="13.219cm">
          <draw:text-box>
            <text:p>Lower</text:p>
          </draw:text-box>
        </draw:frame>
        <draw:custom-shape draw:style-name="gr1" draw:text-style-name="P1" draw:layer="layout" svg:width="2.541cm" svg:height="2.54cm" svg:x="10.207cm" svg:y="9.8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32cm" svg:height="0.962cm" svg:x="10.326cm" svg:y="10.679cm">
          <draw:text-box>
            <text:p>Upper</text:p>
          </draw:text-box>
        </draw:frame>
        <draw:custom-shape draw:style-name="gr1" draw:text-style-name="P1" draw:layer="layout" svg:width="2.541cm" svg:height="2.54cm" svg:x="12.748cm" svg:y="9.8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49cm" svg:height="1.673cm" svg:x="12.867cm" svg:y="10.324cm">
          <draw:text-box>
            <text:p>Ctrl</text:p>
            <text:p>Alt</text:p>
          </draw:text-box>
        </draw:frame>
        <draw:g draw:style-name="gr3">
          <draw:custom-shape draw:style-name="gr1" draw:text-style-name="P1" draw:layer="layout" svg:width="2.541cm" svg:height="2.54cm" svg:x="15.288cm" svg:y="9.8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2.372cm" svg:height="0.962cm" svg:x="15.407cm" svg:y="10.679cm">
            <draw:text-box>
              <text:p>Switch</text:p>
            </draw:text-box>
          </draw:frame>
        </draw:g>
        <draw:g draw:style-name="gr3">
          <draw:custom-shape draw:style-name="gr1" draw:text-style-name="P1" draw:layer="layout" svg:width="2.541cm" svg:height="2.54cm" svg:x="12.747cm" svg:y="7.3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2.16cm" svg:height="0.962cm" svg:x="12.866cm" svg:y="8.139cm">
            <draw:text-box>
              <text:p>Navi -</text:p>
            </draw:text-box>
          </draw:frame>
        </draw:g>
        <draw:g draw:style-name="gr3">
          <draw:custom-shape draw:style-name="gr1" draw:text-style-name="P1" draw:layer="layout" svg:width="2.541cm" svg:height="2.54cm" svg:x="15.287cm" svg:y="7.3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2.32cm" svg:height="0.962cm" svg:x="15.406cm" svg:y="8.139cm">
            <draw:text-box>
              <text:p>Navi +</text:p>
            </draw:text-box>
          </draw:frame>
        </draw:g>
        <draw:frame draw:style-name="gr10" draw:text-style-name="P3" draw:layer="layout" svg:width="1.011cm" svg:height="0.763cm" svg:x="16.817cm" svg:y="9.127cm">
          <draw:text-box>
            <text:p><text:span text:style-name="T1">18</text:span></text:p>
          </draw:text-box>
        </draw:frame>
        <draw:frame draw:style-name="gr10" draw:text-style-name="P3" draw:layer="layout" svg:width="1.011cm" svg:height="0.763cm" svg:x="14.276cm" svg:y="9.127cm">
          <draw:text-box>
            <text:p><text:span text:style-name="T1">19</text:span></text:p>
          </draw:text-box>
        </draw:frame>
        <draw:frame draw:style-name="gr11" draw:text-style-name="P3" draw:layer="layout" svg:width="0.756cm" svg:height="0.763cm" svg:x="11.992cm" svg:y="11.667cm">
          <draw:text-box>
            <text:p><text:span text:style-name="T1">3</text:span></text:p>
          </draw:text-box>
        </draw:frame>
        <draw:frame draw:style-name="gr11" draw:text-style-name="P3" draw:layer="layout" svg:width="0.756cm" svg:height="0.763cm" svg:x="11.992cm" svg:y="14.207cm">
          <draw:text-box>
            <text:p><text:span text:style-name="T1">2</text:span></text:p>
          </draw:text-box>
        </draw:frame>
        <draw:frame draw:style-name="gr11" draw:text-style-name="P3" draw:layer="layout" svg:width="0.756cm" svg:height="0.763cm" svg:x="14.532cm" svg:y="14.207cm">
          <draw:text-box>
            <text:p><text:span text:style-name="T1">4</text:span></text:p>
          </draw:text-box>
        </draw:frame>
        <draw:frame draw:style-name="gr11" draw:text-style-name="P3" draw:layer="layout" svg:width="0.756cm" svg:height="0.763cm" svg:x="17.072cm" svg:y="14.207cm">
          <draw:text-box>
            <text:p><text:span text:style-name="T1">5</text:span></text:p>
          </draw:text-box>
        </draw:frame>
        <draw:frame draw:style-name="gr11" draw:text-style-name="P3" draw:layer="layout" svg:width="0.756cm" svg:height="0.763cm" svg:x="14.532cm" svg:y="11.667cm">
          <draw:text-box>
            <text:p><text:span text:style-name="T1">6</text:span></text:p>
          </draw:text-box>
        </draw:frame>
        <draw:frame draw:style-name="gr11" draw:text-style-name="P3" draw:layer="layout" svg:width="0.756cm" svg:height="0.763cm" svg:x="17.072cm" svg:y="11.667cm">
          <draw:text-box>
            <text:p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2:39:16.622685027</meta:creation-date>
    <dc:date>2025-11-18T09:34:38.652851587</dc:date>
    <meta:editing-duration>PT20M50S</meta:editing-duration>
    <meta:editing-cycles>6</meta:editing-cycles>
    <meta:generator>LibreOffice/25.2.6.2$Linux_X86_64 LibreOffice_project/40d1a0e1d5bdf1afaeae24d9ece32bbb00fa66a4</meta:generator>
    <meta:print-date>2025-11-17T22:58:09.121804803</meta:print-date>
    <meta:printed-by>PDF files</meta:printed-by>
    <meta:document-statistic meta:object-count="28"/>
  </office:meta>
</office:document-meta>
</file>